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*COS(5*[.A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5*COS(5*[.A3])" office:value-type="float" office:value="4.94385538968021" calcext:value-type="float">
            <text:p>4.9438553896802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5*COS(5*[.A4])" office:value-type="float" office:value="4.77668244562803" calcext:value-type="float">
            <text:p>4.7766824456280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5*COS(5*[.A5])" office:value-type="float" office:value="4.50223551176338" calcext:value-type="float">
            <text:p>4.5022355117633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5*COS(5*[.A6])" office:value-type="float" office:value="4.12667807454839" calcext:value-type="float">
            <text:p>4.1266780745483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5*COS(5*[.A7])" office:value-type="float" office:value="3.6584443443691" calcext:value-type="float">
            <text:p>3.658444344369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5*COS(5*[.A8])" office:value-type="float" office:value="3.10804984135332" calcext:value-type="float">
            <text:p>3.1080498413533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5*COS(5*[.A9])" office:value-type="float" office:value="2.48785523945864" calcext:value-type="float">
            <text:p>2.4878552394586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5*COS(5*[.A10])" office:value-type="float" office:value="1.81178877238337" calcext:value-type="float">
            <text:p>1.8117887723833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5*COS(5*[.A11])" office:value-type="float" office:value="1.09503343546521" calcext:value-type="float">
            <text:p>1.095033435465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5*COS(5*[.A12])" office:value-type="float" office:value="0.353686008338515" calcext:value-type="float">
            <text:p>0.35368600833851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5*COS(5*[.A13])" office:value-type="float" office:value="-0.39560444403367" calcext:value-type="float">
            <text:p>-0.3956044440336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5*COS(5*[.A14])" office:value-type="float" office:value="-1.13601047346543" calcext:value-type="float">
            <text:p>-1.1360104734654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5*COS(5*[.A15])" office:value-type="float" office:value="-1.85090415675644" calcext:value-type="float">
            <text:p>-1.8509041567564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5*COS(5*[.A16])" office:value-type="float" office:value="-2.52423052299929" calcext:value-type="float">
            <text:p>-2.5242305229992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5*COS(5*[.A17])" office:value-type="float" office:value="-3.1408681136137" calcext:value-type="float">
            <text:p>-3.140868113613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5*COS(5*[.A18])" office:value-type="float" office:value="-3.68696857770623" calcext:value-type="float">
            <text:p>-3.6869685777062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5*COS(5*[.A19])" office:value-type="float" office:value="-4.15026767617611" calcext:value-type="float">
            <text:p>-4.1502676761761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5*COS(5*[.A20])" office:value-type="float" office:value="-4.52036071008531" calcext:value-type="float">
            <text:p>-4.5203607100853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5*COS(5*[.A21])" office:value-type="float" office:value="-4.78893618776545" calcext:value-type="float">
            <text:p>-4.7889361877654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5*COS(5*[.A22])" office:value-type="float" office:value="-4.94996248300223" calcext:value-type="float">
            <text:p>-4.9499624830022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5*COS(5*[.A23])" office:value-type="float" office:value="-4.99982329235671" calcext:value-type="float">
            <text:p>-4.9998232923567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5*COS(5*[.A24])" office:value-type="float" office:value="-4.93739884954433" calcext:value-type="float">
            <text:p>-4.937398849544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5*COS(5*[.A25])" office:value-type="float" office:value="-4.76409107297152" calcext:value-type="float">
            <text:p>-4.7640910729715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5*COS(5*[.A26])" office:value-type="float" office:value="-4.48379208167074" calcext:value-type="float">
            <text:p>-4.483792081670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5*COS(5*[.A27])" office:value-type="float" office:value="-4.1027967866978" calcext:value-type="float">
            <text:p>-4.102796786697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5*COS(5*[.A28])" office:value-type="float" office:value="-3.6296615210007" calcext:value-type="float">
            <text:p>-3.629661521000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5*COS(5*[.A29])" office:value-type="float" office:value="-3.07501188262787" calcext:value-type="float">
            <text:p>-3.0750118826278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5*COS(5*[.A30])" office:value-type="float" office:value="-2.4513041067035" calcext:value-type="float">
            <text:p>-2.451304106703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5*COS(5*[.A31])" office:value-type="float" office:value="-1.77254532524066" calcext:value-type="float">
            <text:p>-1.772545325240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5*COS(5*[.A32])" office:value-type="float" office:value="-1.0539789971539" calcext:value-type="float">
            <text:p>-1.053978997153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5*COS(5*[.A33])" office:value-type="float" office:value="-0.311742573034958" calcext:value-type="float">
            <text:p>-0.31174257303495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5*COS(5*[.A34])" office:value-type="float" office:value="0.437494917197232" calcext:value-type="float">
            <text:p>0.43749491719723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5*COS(5*[.A35])" office:value-type="float" office:value="1.17690721477226" calcext:value-type="float">
            <text:p>1.1769072147722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5*COS(5*[.A36])" office:value-type="float" office:value="1.8898887135649" calcext:value-type="float">
            <text:p>1.889888713564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5*COS(5*[.A37])" office:value-type="float" office:value="2.5604273862092" calcext:value-type="float">
            <text:p>2.560427386209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5*COS(5*[.A38])" office:value-type="float" office:value="3.17346437971317" calcext:value-type="float">
            <text:p>3.1734643797131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table:formula="of:=5*COS(5*[.A39])" office:value-type="float" office:value="3.71523220483205" calcext:value-type="float">
            <text:p>3.7152322048320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5*COS(5*[.A40])" office:value-type="float" office:value="4.1735639241958" calcext:value-type="float">
            <text:p>4.173563924195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5*COS(5*[.A41])" office:value-type="float" office:value="4.53816639549207" calcext:value-type="float">
            <text:p>4.538166395492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5*COS(5*[.A42])" office:value-type="float" office:value="4.80085143325183" calcext:value-type="float">
            <text:p>4.8008514332518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table:formula="of:=5*COS(5*[.A43])" office:value-type="float" office:value="4.95571969784235" calcext:value-type="float">
            <text:p>4.9557196978423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5*COS(5*[.A44])" office:value-type="float" office:value="4.99929318191708" calcext:value-type="float">
            <text:p>4.99929318191708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table:formula="of:=5*COS(5*[.A45])" office:value-type="float" office:value="4.93059331896256" calcext:value-type="float">
            <text:p>4.9305933189625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formula="of:=5*COS(5*[.A46])" office:value-type="float" office:value="4.75116295979265" calcext:value-type="float">
            <text:p>4.7511629597926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5*COS(5*[.A47])" office:value-type="float" office:value="4.46503172344538" calcext:value-type="float">
            <text:p>4.4650317234453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table:formula="of:=5*COS(5*[.A48])" office:value-type="float" office:value="4.07862550062679" calcext:value-type="float">
            <text:p>4.07862550062679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table:formula="of:=5*COS(5*[.A49])" office:value-type="float" office:value="3.60062214205897" calcext:value-type="float">
            <text:p>3.6006221420589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formula="of:=5*COS(5*[.A50])" office:value-type="float" office:value="3.04175657266128" calcext:value-type="float">
            <text:p>3.04175657266128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table:formula="of:=5*COS(5*[.A51])" office:value-type="float" office:value="2.41457970827969" calcext:value-type="float">
            <text:p>2.4145797082796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5*COS(5*[.A52])" office:value-type="float" office:value="1.73317658917513" calcext:value-type="float">
            <text:p>1.7331765891751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table:formula="of:=5*COS(5*[.A53])" office:value-type="float" office:value="1.01285006038472" calcext:value-type="float">
            <text:p>1.0128500603847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table:formula="of:=5*COS(5*[.A54])" office:value-type="float" office:value="0.269777102813244" calcext:value-type="float">
            <text:p>0.26977710281324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table:formula="of:=5*COS(5*[.A55])" office:value-type="float" office:value="-0.479354466882489" calcext:value-type="float">
            <text:p>-0.479354466882489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table:formula="of:=5*COS(5*[.A56])" office:value-type="float" office:value="-1.21772076867896" calcext:value-type="float">
            <text:p>-1.2177207686789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5*COS(5*[.A57])" office:value-type="float" office:value="-1.92873968726111" calcext:value-type="float">
            <text:p>-1.9287396872611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5*COS(5*[.A58])" office:value-type="float" office:value="-2.59644327058343" calcext:value-type="float">
            <text:p>-2.59644327058343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table:formula="of:=5*COS(5*[.A59])" office:value-type="float" office:value="-3.20583633564801" calcext:value-type="float">
            <text:p>-3.2058363356480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table:formula="of:=5*COS(5*[.A60])" office:value-type="float" office:value="-3.74323322798699" calcext:value-type="float">
            <text:p>-3.74323322798699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table:formula="of:=5*COS(5*[.A61])" office:value-type="float" office:value="-4.19656517195742" calcext:value-type="float">
            <text:p>-4.1965651719574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5*COS(5*[.A62])" office:value-type="float" office:value="-4.55565130942339" calcext:value-type="float">
            <text:p>-4.5556513094233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5*COS(5*[.A63])" office:value-type="float" office:value="-4.81242733988119" calcext:value-type="float">
            <text:p>-4.8124273398811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table:formula="of:=5*COS(5*[.A64])" office:value-type="float" office:value="-4.96112662726302" calcext:value-type="float">
            <text:p>-4.96112662726302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table:formula="of:=5*COS(5*[.A65])" office:value-type="float" office:value="-4.99840970615092" calcext:value-type="float">
            <text:p>-4.9984097061509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table:formula="of:=5*COS(5*[.A66])" office:value-type="float" office:value="-4.92343927897064" calcext:value-type="float">
            <text:p>-4.9234392789706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5*COS(5*[.A67])" office:value-type="float" office:value="-4.73789901988997" calcext:value-type="float">
            <text:p>-4.73789901988997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table:formula="of:=5*COS(5*[.A68])" office:value-type="float" office:value="-4.4459557631268" calcext:value-type="float">
            <text:p>-4.4459557631268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table:formula="of:=5*COS(5*[.A69])" office:value-type="float" office:value="-4.05416592483574" calcext:value-type="float">
            <text:p>-4.0541659248357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formula="of:=5*COS(5*[.A70])" office:value-type="float" office:value="-3.571328260136" calcext:value-type="float">
            <text:p>-3.57132826013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table:formula="of:=5*COS(5*[.A71])" office:value-type="float" office:value="-3.00828626204051" calcext:value-type="float">
            <text:p>-3.0082862620405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5*COS(5*[.A72])" office:value-type="float" office:value="-2.37768463997996" calcext:value-type="float">
            <text:p>-2.37768463997996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table:formula="of:=5*COS(5*[.A73])" office:value-type="float" office:value="-1.69368534688942" calcext:value-type="float">
            <text:p>-1.6936853468894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formula="of:=5*COS(5*[.A74])" office:value-type="float" office:value="-0.971649532276674" calcext:value-type="float">
            <text:p>-0.97164953227667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table:formula="of:=5*COS(5*[.A75])" office:value-type="float" office:value="-0.227792563921119" calcext:value-type="float">
            <text:p>-0.22779256392111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table:formula="of:=5*COS(5*[.A76])" office:value-type="float" office:value="0.521180134328493" calcext:value-type="float">
            <text:p>0.52118013432849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5*COS(5*[.A77])" office:value-type="float" office:value="1.25844825035877" calcext:value-type="float">
            <text:p>1.2584482503587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formula="of:=5*COS(5*[.A78])" office:value-type="float" office:value="1.96745433173945" calcext:value-type="float">
            <text:p>1.96745433173945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table:formula="of:=5*COS(5*[.A79])" office:value-type="float" office:value="2.63227563040914" calcext:value-type="float">
            <text:p>2.6322756304091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table:formula="of:=5*COS(5*[.A80])" office:value-type="float" office:value="3.23798169326938" calcext:value-type="float">
            <text:p>3.2379816932693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table:formula="of:=5*COS(5*[.A81])" office:value-type="float" office:value="3.77096966797315" calcext:value-type="float">
            <text:p>3.7709696679731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5*COS(5*[.A82])" office:value-type="float" office:value="4.21926979366246" calcext:value-type="float">
            <text:p>4.21926979366246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table:formula="of:=5*COS(5*[.A83])" office:value-type="float" office:value="4.57281421599209" calcext:value-type="float">
            <text:p>4.5728142159920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table:formula="of:=5*COS(5*[.A84])" office:value-type="float" office:value="4.82366308943305" calcext:value-type="float">
            <text:p>4.82366308943305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table:formula="of:=5*COS(5*[.A85])" office:value-type="float" office:value="4.96618288908594" calcext:value-type="float">
            <text:p>4.9661828890859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formula="of:=5*COS(5*[.A86])" office:value-type="float" office:value="4.99717292750502" calcext:value-type="float">
            <text:p>4.9971729275050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table:formula="of:=5*COS(5*[.A87])" office:value-type="float" office:value="4.91593723523796" calcext:value-type="float">
            <text:p>4.91593723523796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table:formula="of:=5*COS(5*[.A88])" office:value-type="float" office:value="4.7243001907993" calcext:value-type="float">
            <text:p>4.724300190799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table:formula="of:=5*COS(5*[.A89])" office:value-type="float" office:value="4.4265655490622" calcext:value-type="float">
            <text:p>4.426565549062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formula="of:=5*COS(5*[.A90])" office:value-type="float" office:value="4.02941978820225" calcext:value-type="float">
            <text:p>4.02941978820225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table:formula="of:=5*COS(5*[.A91])" office:value-type="float" office:value="3.54178194581292" calcext:value-type="float">
            <text:p>3.5417819458129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5*COS(5*[.A92])" office:value-type="float" office:value="2.97460331654946" calcext:value-type="float">
            <text:p>2.97460331654946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table:formula="of:=5*COS(5*[.A93])" office:value-type="float" office:value="2.34062150966055" calcext:value-type="float">
            <text:p>2.3406215096605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formula="of:=5*COS(5*[.A94])" office:value-type="float" office:value="1.65407438974524" calcext:value-type="float">
            <text:p>1.6540743897452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table:formula="of:=5*COS(5*[.A95])" office:value-type="float" office:value="0.930380325009054" calcext:value-type="float">
            <text:p>0.93038032500905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table:formula="of:=5*COS(5*[.A96])" office:value-type="float" office:value="0.185791923954132" calcext:value-type="float">
            <text:p>0.18579192395413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formula="of:=5*COS(5*[.A97])" office:value-type="float" office:value="-0.562968963169177" calcext:value-type="float">
            <text:p>-0.56296896316917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formula="of:=5*COS(5*[.A98])" office:value-type="float" office:value="-1.29908678106877" calcext:value-type="float">
            <text:p>-1.29908678106877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table:formula="of:=5*COS(5*[.A99])" office:value-type="float" office:value="-2.0060299105305" calcext:value-type="float">
            <text:p>-2.006029910530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table:formula="of:=5*COS(5*[.A100])" office:value-type="float" office:value="-2.66792193294559" calcext:value-type="float">
            <text:p>-2.66792193294559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table:formula="of:=5*COS(5*[.A101])" office:value-type="float" office:value="-3.26989818044515" calcext:value-type="float">
            <text:p>-3.26989818044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5*COS(5*[.A102])" office:value-type="float" office:value="-3.79843956429411" calcext:value-type="float">
            <text:p>-3.79843956429411</text:p>
          </table:table-cell>
        </table:table-row>
      </table:table>
      <table:table table:name="Sheet2" table:style-name="ta1">
        <table:table-column table:style-name="co1" table:number-columns-repeated="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5" office:value-type="float" office:value="0.09" calcext:value-type="float">
            <text:p>0.0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11" calcext:value-type="float">
            <text:p>0.11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matrix-columns-spanned="10" table:number-matrix-rows-spanned="10" table:formula="of:=TRANSPOSE([.A1:.J10])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8" calcext:value-type="float">
            <text:p>0.08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matrix-columns-spanned="10" table:number-matrix-rows-spanned="10" table:formula="of:=MMULT([.A1:.J10];[.A13:.J22])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1009" calcext:value-type="float">
            <text:p>0.1009</text:p>
          </table:table-cell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302" calcext:value-type="float">
            <text:p>0.0302</text:p>
          </table:table-cell>
          <table:table-cell office:value-type="float" office:value="1.0013" calcext:value-type="float">
            <text:p>1.0013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148" calcext:value-type="float">
            <text:p>0.1148</text:p>
          </table:table-cell>
          <table:table-cell table:number-columns-repeated="1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518" calcext:value-type="float">
            <text:p>0.0518</text:p>
          </table:table-cell>
          <table:table-cell office:value-type="float" office:value="1.005" calcext:value-type="float">
            <text:p>1.005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22" calcext:value-type="float">
            <text:p>0.1222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307" calcext:value-type="float">
            <text:p>0.1307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926" calcext:value-type="float">
            <text:p>0.0926</text:p>
          </table:table-cell>
          <table:table-cell office:value-type="float" office:value="1.0024" calcext:value-type="float">
            <text:p>1.0024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436" calcext:value-type="float">
            <text:p>0.1436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467" calcext:value-type="float">
            <text:p>0.1467</text:p>
          </table:table-cell>
          <table:table-cell table:number-columns-repeated="1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99" calcext:value-type="float">
            <text:p>0.1599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1752" calcext:value-type="float">
            <text:p>0.1752</text:p>
          </table:table-cell>
          <table:table-cell table:number-columns-repeated="1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999" calcext:value-type="float">
            <text:p>0.999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table:number-columns-repeated="1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table:number-columns-repeated="1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table table:name="Sheet3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formula="of:=LOG([.B1])" office:value-type="float" office:value="1.91907809237607" calcext:value-type="float">
            <text:p>1.91907809237607</text:p>
          </table:table-cell>
          <table:table-cell table:formula="of:=LOG([.C1])" office:value-type="float" office:value="1.32221929473392" calcext:value-type="float">
            <text:p>1.32221929473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01" calcext:value-type="float">
            <text:p>3801</text:p>
          </table:table-cell>
          <table:table-cell office:value-type="float" office:value="81" calcext:value-type="float">
            <text:p>81</text:p>
          </table:table-cell>
          <table:table-cell table:formula="of:=LOG([.B2])" office:value-type="float" office:value="3.5798978696031" calcext:value-type="float">
            <text:p>3.5798978696031</text:p>
          </table:table-cell>
          <table:table-cell table:formula="of:=LOG([.C2])" office:value-type="float" office:value="1.90848501887865" calcext:value-type="float">
            <text:p>1.908485018878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9649" calcext:value-type="float">
            <text:p>429649</text:p>
          </table:table-cell>
          <table:table-cell office:value-type="float" office:value="3222" calcext:value-type="float">
            <text:p>3222</text:p>
          </table:table-cell>
          <table:table-cell table:formula="of:=LOG([.B3])" office:value-type="float" office:value="5.6331138053174" calcext:value-type="float">
            <text:p>5.6331138053174</text:p>
          </table:table-cell>
          <table:table-cell table:formula="of:=LOG([.C3])" office:value-type="float" office:value="3.5081255360832" calcext:value-type="float">
            <text:p>3.5081255360832</text:p>
          </table:table-cell>
        </table:table-row>
        <table:table-row table:style-name="ro1">
          <table:table-cell table:style-name="ce2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2T13:04:24.802130868</dc:date>
    <meta:editing-duration>PT3H25M25S</meta:editing-duration>
    <meta:editing-cycles>5</meta:editing-cycles>
    <meta:generator>LibreOffice/7.4.7.2$Linux_X86_64 LibreOffice_project/40$Build-2</meta:generator>
    <meta:document-statistic meta:table-count="3" meta:cell-count="717" meta:object-count="0"/>
  </office:meta>
</office:document-meta>
</file>